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f6d" officeooo:paragraph-rsid="001eef6d"/>
    </style:style>
    <style:style style:name="P2" style:family="paragraph" style:parent-style-name="Standard">
      <style:paragraph-properties fo:line-height="150%"/>
      <style:text-properties officeooo:rsid="001eef6d" officeooo:paragraph-rsid="001eef6d"/>
    </style:style>
    <style:style style:name="P3" style:family="paragraph" style:parent-style-name="Standard">
      <style:text-properties fo:font-size="32pt" style:text-underline-style="solid" style:text-underline-width="auto" style:text-underline-color="font-color" fo:font-weight="bold" officeooo:rsid="001eef6d" officeooo:paragraph-rsid="001eef6d" style:font-size-asian="32pt" style:font-weight-asian="bold" style:font-size-complex="32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4pt" style:text-underline-style="none" fo:font-weight="normal" officeooo:rsid="001eef6d" officeooo:paragraph-rsid="001eef6d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line-height="150%"/>
      <style:text-properties officeooo:rsid="001eef6d" officeooo:paragraph-rsid="001eef6d"/>
    </style:style>
    <style:style style:name="P6" style:family="paragraph" style:parent-style-name="Standard" style:list-style-name="L1">
      <style:paragraph-properties fo:line-height="150%"/>
      <style:text-properties officeooo:rsid="002296f0" officeooo:paragraph-rsid="002296f0"/>
    </style:style>
    <style:style style:name="T1" style:family="text">
      <style:text-properties officeooo:rsid="0022da0a"/>
    </style:style>
    <style:style style:name="T2" style:family="text">
      <style:text-properties officeooo:rsid="00239d68"/>
    </style:style>
    <style:style style:name="T3" style:family="text">
      <style:text-properties officeooo:rsid="0024e2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 Cleaning</text:p>
      <text:p text:style-name="P3"/>
      <text:p text:style-name="P4"/>
      <text:p text:style-name="P1"/>
      <text:list xml:id="list2592723603191966041" text:style-name="L1">
        <text:list-item>
          <text:p text:style-name="P5">After loading all the necessary modules, I loaded all csv files to separate datasets. Each dataset is about one Indian state. I first wanted to whether or not there is a huge difference between those datasets in terms of the proportion of None values. As this was not the case, I then concatenated all those Datasets together.</text:p>
          <text:p text:style-name="P5"/>
        </text:list-item>
        <text:list-item>
          <text:p text:style-name="P5">After this I’ve dealt with the columns I needed to calculate the age of death of each observation (person). <text:s/><text:span text:style-name="T2">There was an ‘age’ column, but it was not very precise (rounded to the year).</text:span> <text:span text:style-name="T2">The columns I needed to use </text:span>are: ‘date_of_birth’, ‘month_of_birth’,’year_of_birth’, ‘date_of_death’,’month_of_death’ and ’year_of_death’. First I looked, what unique values that columns have. <text:s/>Then I made all values that are obviously wrong to None values. Finally I wanted to delete all rows that have a None value in at least one of those columns. As it turned out that this would only leave me with about 99’000 rows, <text:span text:style-name="T2">I decided to make a compromise: For all rows where enough data was not None, I calculated the exact age of death. If the data for the exact they was not available I only calculated the amount of months somebody lived, not considering the month. If the value for the month was also missing I used the ‘age’ column, describing only the amount of years somebody lived. Like that I was able to describe the age of death of each observation as precise as possible, while not loosing most of the rows.</text:span> </text:p>
        </text:list-item>
      </text:list>
      <text:p text:style-name="P2"/>
      <text:list xml:id="list211121101347587" text:continue-numbering="true" text:style-name="L1">
        <text:list-item>
          <text:p text:style-name="P5">Then I made a horizontal stacked bar plot where each bar represents one column and shows what proportion of the column are None values. Each time I deleted None values I used such a plot again in order to get an overview. First I deleted all columns that have no or almost no values that are not None. Then I deleted <text:span text:style-name="T3">columns </text:span>of which I couldn’t find out what they exactly mean or that contain only for me useless information like all kinds of serial numbers <text:span text:style-name="T3">and finally those that obviously correlate to a persons age (as the age of a person correlates to the life expectancy and the observation are dead people as they were when dying)</text:span>. </text:p>
        </text:list-item>
      </text:list>
      <text:p text:style-name="P2"/>
      <text:list xml:id="list211121380191131" text:continue-numbering="true" text:style-name="L1">
        <text:list-item>
          <text:p text:style-name="P5">Next I wanted to know how the number of None values per row are distributed – are there many rows with few Nones or few rows with many Nones? In the latter case I could have deleted all <text:soft-page-break/>rows with None values without losing too many rows. But a histogram showed that the first case is actually true: The vast majority of all None values are distributed in rows that have less than 15 None values. Thus I decided to remove all columns with a substantial amount of None values and make a histogram again. It turned out that now the majority of all None values were in rows that had more than 22 None values. Thus I deleted all rows that still contained None values. Now the remaining dataframe has 57 rows and about 246’000 columns.</text:p>
        </text:list-item>
      </text:list>
      <text:p text:style-name="P2"/>
      <text:list xml:id="list211121461390379" text:continue-numbering="true" text:style-name="L1">
        <text:list-item>
          <text:p text:style-name="P6">Lastly, I changed the integer values representing each a category to <text:span text:style-name="T1">for humans more informative string values, using a .xlsx file describing the datase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20:50:10.250817016</meta:creation-date>
    <dc:date>2018-12-12T22:47:59.817294108</dc:date>
    <meta:editing-duration>PT2H6M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6" meta:word-count="534" meta:character-count="2974" meta:non-whitespace-character-count="2446"/>
  </office:meta>
</office:document-meta>
</file>